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3e4b" officeooo:paragraph-rsid="00193e4b"/>
    </style:style>
    <style:style style:name="P2" style:family="paragraph" style:parent-style-name="Standard">
      <style:text-properties officeooo:rsid="00193e65" officeooo:paragraph-rsid="00193e65"/>
    </style:style>
    <style:style style:name="T1"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teresting Attributes among andelians(Bootcamp 9)</text:span></text:p>
      <text:p text:style-name="P1"><text:span text:style-name="T1">It has been a nice experience of joining this andela bootcamp 9. I have been pleased by the friendly nature of all andelians. I can,t lie that have managed to interact with all of them but most of them whom have had a converse with them a such amazing guys. In this blog post, I will share some of most interesting attributes of some of this new friends of mine.</text:span></text:p>
      <text:p text:style-name="P1"><text:span text:style-name="T1">To begin with, I will start with this interesting friend of mine,Japheth. He is such a sarcastic guy, and hardly to differentiate when he is kidding and not. He claimed to be the king of FIFA(video game) in the andela, which I believed in, but as earlier mention, may be he was kidding! I can be proven otherwise.</text:span></text:p>
      <text:p text:style-name="P1"><text:span text:style-name="T1">I have also managed to converse with one of the most social and ever smiling andelian. This is lolo(Loice Andia). She owns such an amazing characteristic, not sure maybe is a talent, she can make one smile even when your in epitome of tension. Additionally, she is the kind of lady who will give you allot of answers to a question or stories, till your unable to remember the next question(vibe). She likes socializing and conversing, and this is her way of riding off fatigue.</text:span></text:p>
      <text:p text:style-name="P1"><text:span text:style-name="T1">In addition to the above andelian fellows, have also managed to mingle with almost every my fellow bootcamper. This are this two my fellow bootcamper have found to have some interesting attribute with them. There is this one new friend of mine by name Luke Olali, he owns this amazing attributes of been social and will to a help. Additionally, he is the kind of guys who like watching action movies, guess this what lead him to go train karate. Fortunately, he no longer trains, so you don’t get afraid of teasing him, and he also leaked to me that has forgotten most of the moves.</text:span></text:p>
      <text:p text:style-name="P1"><text:span text:style-name="T1">Additionally, I also managed to deep talk with Edward Igosangwa (My fellow boot-camper). He is such an amazing guy to have around. From a far observation, you may be tempted to say that he is an introvert, but believe you me, you will be shocked, the way social he is. He likes watching animations and i’m tempted to think this is where he got this interesting tricky attribute.</text:span></text:p>
      <text:p text:style-name="P2"><text:span text:style-name="T1">Morris, is also another good new friend of mine(Andelian). He claims he was an introvert but working on it to be extrovert. Guess he has worked on it already cause I didn't see the introvertness in him as we conversed or maybe I hit his softspot! Such an amazing creature who likes reading (Like reading everything from magazine, blog post, newspapers e.t.c). Also, he likes watching movies and cycl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06:00:13.977599000</meta:creation-date>
    <dc:date>2016-08-17T09:02:44.464876479</dc:date>
    <meta:editing-duration>PT9M21S</meta:editing-duration>
    <meta:editing-cycles>3</meta:editing-cycles>
    <meta:generator>LibreOffice/4.2.3.3$Linux_X86_64 LibreOffice_project/420m0$Build-3</meta:generator>
    <meta:document-statistic meta:table-count="0" meta:image-count="0" meta:object-count="0" meta:page-count="1" meta:paragraph-count="7" meta:word-count="461" meta:character-count="2565" meta:non-whitespace-character-count="2111"/>
  </office:meta>
</office:document-meta>
</file>